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fill-color="#72b9cf" draw:textarea-horizontal-align="justify" draw:textarea-vertical-align="middle" draw:auto-grow-height="false" fo:min-height="0cm" fo:min-width="0.01cm"/>
    </style:style>
    <style:style style:name="gr2" style:family="graphic" style:parent-style-name="standard">
      <style:graphic-properties svg:stroke-color="#72b9cf" svg:stroke-opacity="0%" draw:fill-color="#72b9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34cm" fo:min-width="0.464cm"/>
    </style:style>
    <style:style style:name="gr4" style:family="graphic" style:parent-style-name="standard">
      <style:graphic-properties svg:stroke-width="0.081cm" svg:stroke-color="#000000" draw:marker-start-width="0.322cm" draw:marker-end-width="0.322cm" draw:fill-color="#ffffff" draw:opacity="100%" draw:textarea-horizontal-align="justify" draw:textarea-vertical-align="middle" draw:auto-grow-height="false" fo:min-height="2.494cm" fo:min-width="0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551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28cm" fo:min-width="0.46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2.496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547cm" fo:min-width="0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548cm" fo:min-width="0cm" fo:padding-top="0.165cm" fo:padding-bottom="0.165cm" fo:padding-left="0.29cm" fo:padding-right="0.29cm"/>
    </style:style>
    <style:style style:name="P1" style:family="paragraph">
      <loext:graphic-properties draw:fill-color="#72b9c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2cm" svg:height="0.265cm" svg:x="1.912cm" svg:y="3.03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07cm" svg:height="0.303cm" svg:x="3.122cm" svg:y="3.36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64cm" svg:height="0.484cm" draw:transform="skewX (0.00209439510239315) rotate (-2.11481545464153) translate (3.215cm 2.769cm)">
            <text:p/>
            <draw:enhanced-geometry svg:viewBox="0 0 21600 21600" draw:mirror-horizontal="true" draw:mirror-vertical="false" draw:type="block-arc" draw:modifiers="-146.656275800051 5526.1385199831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3" draw:layer="layout" svg:width="0.189cm" svg:height="2.844cm" svg:x="2.364cm" svg:y="0.05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87cm" svg:height="1.899cm" draw:transform="skewX (0.00418879020478647) rotate (-0.785398163397448) translate (4.083cm 3.244cm)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19cm" svg:height="0.189cm" svg:x="4.005cm" svg:y="4.49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88cm" svg:height="1.899cm" draw:transform="skewX (0.000523598775598348) rotate (-0.785398163397448) translate (4.36cm 2.974cm)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19cm" svg:height="0.19cm" svg:x="4.266cm" svg:y="4.22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07cm" svg:height="0.303cm" svg:x="1.104cm" svg:y="3.3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963cm" svg:height="0.478cm" draw:transform="rotate (-2.11481545464153) translate (2.23cm 2.762cm)">
            <text:p/>
            <draw:enhanced-geometry svg:viewBox="0 0 21600 21600" draw:mirror-horizontal="false" draw:mirror-vertical="false" draw:type="block-arc" draw:modifiers="-146.656275800051 5526.1385199831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3" draw:layer="layout" svg:width="0.189cm" svg:height="2.844cm" svg:x="1.988cm" svg:y="0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0.188cm" svg:height="1.895cm" draw:transform="skewX (0.00157079632679485) rotate (-0.785398163397448) translate (1.661cm 3.25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19cm" svg:height="0.189cm" svg:x="0.365cm" svg:y="4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188cm" svg:height="1.896cm" draw:transform="skewX (0.00104719755119651) rotate (-0.785398163397448) translate (1.392cm 2.97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189cm" svg:height="0.19cm" svg:x="0.092cm" svg:y="4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4" draw:display-name="Transparency 64" draw:style="radial" draw:cx="50%" draw:cy="50%" draw:start="0%" draw:end="100%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55cm" fo:page-height="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1T10:48:03.245340722</dc:date>
    <meta:editing-duration>PT3H18M7S</meta:editing-duration>
    <meta:editing-cycles>16</meta:editing-cycles>
    <meta:generator>LibreOffice/6.4.7.2$Linux_X86_64 LibreOffice_project/40$Build-2</meta:generator>
    <meta:document-statistic meta:object-count="16"/>
  </office:meta>
</office:document-meta>
</file>